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2"/>
  </office:automatic-styles>
  <office:body>
    <office:spreadsheet>
      <table:table table:name="question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1 = R1/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matrix-columns-spanned="4" table:number-matrix-rows-spanned="1" table:formula="of:=[.B8:.E8]/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R2 = R2-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3 = R3-2*R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matrix-columns-spanned="4" table:number-matrix-rows-spanned="1" table:formula="of:=[.B12:.E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number-matrix-columns-spanned="4" table:number-matrix-rows-spanned="1" table:formula="of:=[.B13:.E13]-[.B12:.E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3 = R2 + R3</text:p>
          </table:table-cell>
          <table:table-cell table:number-matrix-columns-spanned="4" table:number-matrix-rows-spanned="1" table:formula="of:=[.B14:.E14]-(2*[.B12:.E12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1 = R1 – R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3" office:value-type="float" office:value="0.666666666666667" calcext:value-type="float">
            <text:p>0.666666666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1/3" office:value-type="float" office:value="0.333333333333333" calcext:value-type="float">
            <text:p>0.33333333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number-matrix-columns-spanned="4" table:number-matrix-rows-spanned="1" table:formula="of:=[.B17:.E17]+[.B18: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1= r1-1/3*r3</text:p>
          </table:table-cell>
          <table:table-cell table:number-matrix-columns-spanned="4" table:number-matrix-rows-spanned="1" table:formula="of:=[.B20:.E20]-[.B21:.E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2 = r2-1/3*r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matrix-columns-spanned="4" table:number-matrix-rows-spanned="1" table:formula="of:=[.B24:.E24]-((1/3)*[.B26:.E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number-matrix-columns-spanned="4" table:number-matrix-rows-spanned="1" table:formula="of:=[.B25:.E25]-((1/3)*[.B26:.E2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</table:table-row>
      </table:table>
      <table:table table:name="question 4" table:style-name="ta1">
        <table:table-column table:style-name="co2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PRODUCT([.B3:.C3];[.B4:.C4])"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SUMPRODUCT(vars;[.B5:.C5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PRODUCT(vars;[.B6:.C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G12]/[.C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G13]/[.C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style-name="ce3" office:value-type="float" office:value="-175" calcext:value-type="float">
            <text:p>-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style-name="ce2" office:value-type="float" office:value="1.33333333333333" calcext:value-type="float">
            <text:p>1.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66666666666667" calcext:value-type="float">
            <text:p>-0.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.6666666666667" calcext:value-type="float">
            <text:p>10.6666666667</text:p>
          </table:table-cell>
          <table:table-cell table:formula="of:=[.G18]/[.B1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 table:formula="of:=14/3" office:value-type="float" office:value="4.66666666666667" calcext:value-type="float">
            <text:p>4.6666666667</text:p>
          </table:table-cell>
          <table:table-cell table:formula="of:=[.G19]/[.B19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float" office:value="-41.6666666666667" calcext:value-type="float">
            <text:p>-41.66666666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816.666666666667" calcext:value-type="float">
            <text:p>816.666666666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/>
        </table:table-row>
      </table:table>
      <table:table table:name="question 5" table:style-name="ta1">
        <table:table-column table:style-name="co2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ransp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formula="of:=[.J19]/[.E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[.J20]/[.E20]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.J21]/[.E21]" office:value-type="float" office:value="0.002" calcext:value-type="float">
            <text:p>0.002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table:style-name="ce5" office:value-type="float" office:value="-20" calcext:value-type="float">
            <text:p>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-7" calcext:value-type="float">
            <text:p>-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formula="of:=[.J34]/[.D34]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-7" calcext:value-type="float">
            <text:p>-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table:formula="of:=[.J35]/[.D35]"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formula="of:=[.J36]/[.D36]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5" office:value-type="float" office:value="-8" calcext:value-type="float">
            <text:p>-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-7" calcext:value-type="float">
            <text:p>-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/>
        </table:table-row>
      </table:table>
      <table:table table:name="question 7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SUMPRODUCT([.B3:.D3];_7vars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B4:.D4];_7vars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SUMPRODUCT([.B5:.D5];_7vars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3*(5/3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PRODUCT([.B7:.D7];_7vars)" office:value-type="float" office:value="5760" calcext:value-type="float">
            <text:p>5760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J13]/[.C13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14]/[.C14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]/[.C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5" office:value-type="float" office:value="-528" calcext:value-type="float">
            <text:p>-528</text:p>
          </table:table-cell>
          <table:table-cell office:value-type="float" office:value="-492" calcext:value-type="float">
            <text:p>-492</text:p>
          </table:table-cell>
          <table:table-cell office:value-type="float" office:value="-348" calcext:value-type="float">
            <text:p>-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20]/[.D20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]/[.D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3" office:value-type="float" office:value="-492" calcext:value-type="float">
            <text:p>-492</text:p>
          </table:table-cell>
          <table:table-cell office:value-type="float" office:value="-348" calcext:value-type="float">
            <text:p>-348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-1824" calcext:value-type="float">
            <text:p>-1824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760" calcext:value-type="float">
            <text:p>5760</text:p>
          </table:table-cell>
          <table:table-cell/>
        </table:table-row>
      </table:table>
      <table:table table:name="question 8" table:style-name="ta1">
        <table:table-column table:style-name="co2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5/3" office:value-type="float" office:value="-1.66666666666667" calcext:value-type="float">
            <text:p>-1.6666666667</text:p>
          </table:table-cell>
          <table:table-cell table:formula="of:=SUMPRODUCT(_8vars;[.B3:.D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formula="of:=SUMPRODUCT(_8vars;[.B4:.D4])" office:value-type="float" office:value="29.09" calcext:value-type="float">
            <text:p>29.09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SUMPRODUCT(_8vars;[.B5:.D5])" office:value-type="float" office:value="650" calcext:value-type="float">
            <text:p>650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0.83" calcext:value-type="float">
            <text:p>0.83</text:p>
          </table:table-cell>
          <table:table-cell office:value-type="float" office:value="0.68" calcext:value-type="float">
            <text:p>0.68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395" calcext:value-type="float">
            <text:p>395.00</text:p>
          </table:table-cell>
          <table:table-cell table:style-name="ce8" office:value-type="float" office:value="237" calcext:value-type="float">
            <text:p>237.00</text:p>
          </table:table-cell>
          <table:table-cell table:style-name="ce8" table:formula="of:=SUMPRODUCT([.B7:.D7];_8vars)" office:value-type="float" office:value="507.55" calcext:value-type="float">
            <text:p>507.55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5/3" office:value-type="float" office:value="-1.66666666666667" calcext:value-type="float">
            <text:p>-1.66666666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0.83" calcext:value-type="float">
            <text:p>0.83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table:formula="of:=-5/3" office:value-type="float" office:value="-1.66666666666667" calcext:value-type="float">
            <text:p>-1.666666666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formula="of:=[.K25]/[.F25]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tableu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[.K26]/[.F26]" office:value-type="float" office:value="0.83" calcext:value-type="float">
            <text:p>0.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 table:formula="of:=-5/3" office:value-type="float" office:value="-1.66666666666667" calcext:value-type="float">
            <text:p>-1.6666666667</text:p>
          </table:table-cell>
          <table:table-cell office:value-type="float" office:value="0.05" calcext:value-type="float">
            <text:p>0.0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[.K27]/[.F27]" office:value-type="float" office:value="0.68" calcext:value-type="float">
            <text:p>0.68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table:style-name="ce3" office:value-type="float" office:value="-650" calcext:value-type="float">
            <text:p>-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formula="of:=[.K32]/[.D32]" office:value-type="float" office:value="0.21" calcext:value-type="float">
            <text:p>0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table:style-name="ce2" office:value-type="float" office:value="2.66666666666667" calcext:value-type="float">
            <text:p>2.6666666667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formula="of:=[.K33]/[.D33]" office:value-type="float" office:value="0.05625" calcext:value-type="float">
            <text:p>0.05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 table:formula="of:=-5/3" office:value-type="float" office:value="-1.66666666666667" calcext:value-type="float">
            <text:p>-1.666666666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[.K34]/[.D34]" office:value-type="float" office:value="-0.408" calcext:value-type="float">
            <text:p>-0.408</text:p>
          </table:table-cell>
        </table:table-row>
        <table:table-row table:style-name="ro1">
          <table:table-cell table:number-columns-repeated="3"/>
          <table:table-cell table:style-name="ce3" office:value-type="float" office:value="-1083.33333333333" calcext:value-type="float">
            <text:p>-1083.3333333333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3625" calcext:value-type="float">
            <text:p>0.03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0.25625" calcext:value-type="float">
            <text:p>0.25625</text:p>
          </table:table-cell>
          <table:table-cell table:formula="of:=[.K40]/[.E40]" office:value-type="float" office:value="7.06896551724138" calcext:value-type="float">
            <text:p>7.0689655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-0.00375" calcext:value-type="float">
            <text:p>-0.0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0.05625" calcext:value-type="float">
            <text:p>0.056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4375" calcext:value-type="float">
            <text:p>0.0437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77375" calcext:value-type="float">
            <text:p>0.7737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3" office:value-type="float" office:value="-0.562500000000001" calcext:value-type="float">
            <text:p>-0.56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6.25" calcext:value-type="float">
            <text:p>406.25</text:p>
          </table:table-cell>
          <table:table-cell office:value-type="float" office:value="243.75" calcext:value-type="float">
            <text:p>243.75</text:p>
          </table:table-cell>
          <table:table-cell office:value-type="float" office:value="1" calcext:value-type="float">
            <text:p>1</text:p>
          </table:table-cell>
          <table:table-cell office:value-type="float" office:value="502.9375" calcext:value-type="float">
            <text:p>502.937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862068965517" calcext:value-type="float">
            <text:p>27.5862068966</text:p>
          </table:table-cell>
          <table:table-cell office:value-type="float" office:value="-17.2413793103448" calcext:value-type="float">
            <text:p>-17.2413793103</text:p>
          </table:table-cell>
          <table:table-cell office:value-type="float" office:value="-10.3448275862069" calcext:value-type="float">
            <text:p>-10.3448275862</text:p>
          </table:table-cell>
          <table:table-cell office:value-type="float" office:value="0" calcext:value-type="float">
            <text:p>0</text:p>
          </table:table-cell>
          <table:table-cell office:value-type="float" office:value="7.06896551724138" calcext:value-type="float">
            <text:p>7.06896551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03448275862069" calcext:value-type="float">
            <text:p>0.1034482759</text:p>
          </table:table-cell>
          <table:table-cell office:value-type="float" office:value="0.310344827586207" calcext:value-type="float">
            <text:p>0.3103448276</text:p>
          </table:table-cell>
          <table:table-cell office:value-type="float" office:value="-0.413793103448276" calcext:value-type="float">
            <text:p>-0.4137931034</text:p>
          </table:table-cell>
          <table:table-cell office:value-type="float" office:value="0" calcext:value-type="float">
            <text:p>0</text:p>
          </table:table-cell>
          <table:table-cell office:value-type="float" office:value="0.0827586206896552" calcext:value-type="float">
            <text:p>0.08275862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-1.20689655172414" calcext:value-type="float">
            <text:p>-1.2068965517</text:p>
          </table:table-cell>
          <table:table-cell office:value-type="float" office:value="1.37931034482759" calcext:value-type="float">
            <text:p>1.3793103448</text:p>
          </table:table-cell>
          <table:table-cell office:value-type="float" office:value="0.827586206896552" calcext:value-type="float">
            <text:p>0.8275862069</text:p>
          </table:table-cell>
          <table:table-cell office:value-type="float" office:value="0" calcext:value-type="float">
            <text:p>0</text:p>
          </table:table-cell>
          <table:table-cell office:value-type="float" office:value="0.46448275862069" calcext:value-type="float">
            <text:p>0.4644827586</text:p>
          </table:table-cell>
          <table:table-cell/>
        </table:table-row>
        <table:table-row table:style-name="ro1">
          <table:table-cell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15.5172413793104" calcext:value-type="float">
            <text:p>15.5172413793</text:p>
          </table:table-cell>
          <table:table-cell office:value-type="float" office:value="396.551724137931" calcext:value-type="float">
            <text:p>396.5517241379</text:p>
          </table:table-cell>
          <table:table-cell office:value-type="float" office:value="237.931034482759" calcext:value-type="float">
            <text:p>237.9310344828</text:p>
          </table:table-cell>
          <table:table-cell office:value-type="float" office:value="1" calcext:value-type="float">
            <text:p>1</text:p>
          </table:table-cell>
          <table:table-cell office:value-type="float" office:value="506.913793103448" calcext:value-type="float">
            <text:p>506.9137931034</text:p>
          </table:table-cell>
          <table:table-cell/>
        </table:table-row>
      </table:table>
      <table:named-expressions>
        <table:named-range table:name="obj" table:base-cell-address="$'question 5'.$B$4" table:cell-range-address="$'question 5'.$B$4:.$D$4"/>
        <table:named-range table:name="vars" table:base-cell-address="$'question 4'.$B$4" table:cell-range-address="$'question 4'.$B$4:.$C$4"/>
        <table:named-range table:name="_5vars" table:base-cell-address="$'question 5'.$B$5" table:cell-range-address="$'question 5'.$B$5:.$D$5"/>
        <table:named-range table:name="_7vars" table:base-cell-address="$'question 7'.$B$8" table:cell-range-address="$'question 7'.$B$8:.$D$8"/>
        <table:named-range table:name="_8vars" table:base-cell-address="$'question 8'.$B$8" table:cell-range-address="$'question 8'.$B$8:.$D$8"/>
        <table:named-range table:name="_xs" table:base-cell-address="$'question 5'.$C$3" table:cell-range-address="$'question 5'.$C$3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6:46:16.074558508</meta:creation-date>
    <dc:date>2015-10-22T13:20:36.894816089</dc:date>
    <meta:editing-duration>P1DT7H1M41S</meta:editing-duration>
    <meta:editing-cycles>13</meta:editing-cycles>
    <meta:generator>LibreOffice/4.2.8.2$Linux_X86_64 LibreOffice_project/420m0$Build-2</meta:generator>
    <meta:document-statistic meta:table-count="5" meta:cell-count="836" meta:object-count="0"/>
  </office:meta>
</office:document-meta>
</file>